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11111" fo:font-size="10pt" officeooo:paragraph-rsid="0018cf0e" style:font-size-asian="10pt" style:font-size-complex="10pt"/>
    </style:style>
    <style:style style:name="P2" style:family="paragraph" style:parent-style-name="Text_20_body">
      <style:text-properties fo:font-variant="normal" fo:text-transform="none" fo:color="#111111" style:text-line-through-style="none" style:text-line-through-type="none" style:font-name="Lato" fo:font-size="10pt" fo:font-style="normal" style:text-underline-style="none" fo:font-weight="normal" officeooo:paragraph-rsid="0018cf0e" style:text-blinking="false" fo:background-color="transparent" style:font-size-asian="10pt" style:font-size-complex="10pt"/>
    </style:style>
    <style:style style:name="P3" style:family="paragraph" style:parent-style-name="Text_20_body">
      <style:text-properties fo:color="#111111" fo:font-size="10pt" style:font-size-asian="10pt" style:font-size-complex="10pt"/>
    </style:style>
    <style:style style:name="T1" style:family="text">
      <style:text-properties officeooo:rsid="0018cf0e"/>
    </style:style>
    <style:style style:name="T2" style:family="text">
      <style:text-properties fo:color="#c92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bookmark text:name="docs-internal-guid-ed982228-7fff-9682-305e-0bc2a21be09c"/>Covid-91 is  a multi-functional app that enables users to access testing facilities with ease. This is done through facilitation of information of accredited health facilities that offer Covid-19 testing by affording the user the luxury of booking a slot and time for their testing  in accordance with the center’s schedule,moreover giving priority to your area and testing facility near you.</text:p>
      <text:p text:style-name="P2"/>
      <text:p text:style-name="P2"/>
      <text:p text:style-name="P2"/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0:31:30.393899300</meta:creation-date>
    <dc:date>2021-07-01T09:00:24.413813365</dc:date>
    <meta:editing-duration>PT56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60" meta:character-count="393" meta:non-whitespace-character-count="331"/>
  </office:meta>
</office:document-meta>
</file>